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ffff" draw:fill="solid" draw:fill-color="#0084d1" draw:textarea-horizontal-align="left" draw:auto-grow-height="true" draw:auto-grow-width="false" fo:min-height="3.023cm" fo:min-width="17.8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text-properties fo:color="#7da647" fo:font-weight="bold" style:font-weight-asian="bold" style:font-weight-complex="bold"/>
    </style:style>
    <style:style style:name="P4" style:family="paragraph">
      <style:text-properties fo:font-family="'Courier New'" style:font-family-generic="modern" style:font-pitch="fixed" fo:font-size="26pt" style:font-size-asian="26pt" style:font-size-complex="26pt"/>
    </style:style>
    <style:style style:name="P5" style:family="paragraph">
      <style:text-properties fo:color="#ff6633" fo:font-weight="bold" style:font-weight-asian="bold" style:font-weight-complex="bold"/>
    </style:style>
    <style:style style:name="P6" style:family="paragraph">
      <style:text-properties fo:color="#ffffff" fo:font-size="18pt" style:font-size-asian="18pt" style:font-size-complex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7da647" fo:font-size="44pt" fo:font-weight="bold" style:font-size-asian="44pt" style:font-weight-asian="bold" style:font-size-complex="44pt" style:font-weight-complex="bold"/>
    </style:style>
    <style:style style:name="T3" style:family="text">
      <style:text-properties style:use-window-font-color="true" fo:font-family="'Courier New'" style:font-family-generic="modern" style:font-pitch="fixed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0084d1"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ff6633"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ff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5cm" svg:height="2.5cm" svg:x="2.742cm" svg:y="9.5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5cm" svg:x="2.742cm" svg:y="11.9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2.742cm" svg:y="14.369cm">
          <text:p text:style-name="P1"><text:span text:style-name="T1">N(|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7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1cm" svg:height="1.987cm" svg:x="11.09cm" svg:y="17.02cm">
          <draw:text-box>
            <text:p><text:span text:style-name="T2">Árvore</text:span></text:p>
          </draw:text-box>
        </draw:frame>
        <draw:frame draw:style-name="gr3" draw:text-style-name="P4" draw:layer="layout" svg:width="10.662cm" svg:height="2.647cm" svg:x="2.2cm" svg:y="1.3cm">
          <draw:text-box>
            <text:p><text:span text:style-name="T3">a|bc|e*</text:span><text:span text:style-name="T4">f</text:span></text:p>
          </draw:text-box>
        </draw:frame>
        <draw:frame draw:style-name="gr3" draw:text-style-name="P5" draw:layer="layout" svg:width="4.215cm" svg:height="1.987cm" svg:x="2.385cm" svg:y="17.02cm">
          <draw:text-box>
            <text:p><text:span text:style-name="T5">Pilha</text:span></text:p>
          </draw:text-box>
        </draw:frame>
        <draw:frame draw:style-name="gr4" draw:text-style-name="P6" draw:layer="layout" svg:width="17.6cm" svg:height="3.723cm" svg:x="1.7cm" svg:y="19.4cm">
          <draw:text-box>
            <text:p><text:span text:style-name="T6">A nova concatenação será filha do nodo </text:span><text:span text:style-name="T7">N(|)</text:span><text:span text:style-name="T6"> que está no topo da pilha, porém será pai do nodo </text:span><text:span text:style-name="T7">N(*)</text:span><text:span text:style-name="T6">. Isso devido a ordem de precedência. Assim, o nodo </text:span><text:span text:style-name="T7">N(|)</text:span><text:span text:style-name="T6"> permanece no topo da pilha.</text:span></text:p>
          </draw:text-box>
        </draw:frame>
        <draw:custom-shape draw:style-name="gr2" draw:text-style-name="P1" xml:id="id2" draw:id="id2" draw:layer="layout" svg:width="2.435cm" svg:height="2.435cm" svg:x="8.2cm" svg:y="6.483cm">
          <text:p text:style-name="P1"><text:span text:style-name="T1">|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435cm" svg:height="2.435cm" svg:x="6.7cm" svg:y="9.6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435cm" svg:height="2.435cm" svg:x="9.765cm" svg:y="9.65cm">
          <text:p text:style-name="P1"><text:span text:style-name="T1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983cm" svg:y1="9.65cm" svg:x2="10.279cm" svg:y2="8.562cm" draw:start-shape="id1" draw:start-glue-point="4" draw:end-shape="id2" draw:end-glue-point="9" svg:d="m10983 9650-704-1088">
          <text:p/>
        </draw:connector>
        <draw:custom-shape draw:style-name="gr2" draw:text-style-name="P1" xml:id="id3" draw:id="id3" draw:layer="layout" svg:width="2.435cm" svg:height="2.435cm" svg:x="8.4cm" svg:y="14.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9.618cm" svg:y1="14.1cm" svg:x2="10.121cm" svg:y2="11.729cm" draw:start-shape="id3" draw:start-glue-point="4" draw:end-shape="id1" draw:end-glue-point="7" svg:d="m9618 14100 503-2371">
          <text:p/>
        </draw:connector>
        <draw:custom-shape draw:style-name="gr2" draw:text-style-name="P1" xml:id="id4" draw:id="id4" draw:layer="layout" svg:width="2.435cm" svg:height="2.435cm" svg:x="11.2cm" svg:y="14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844cm" svg:y1="11.729cm" svg:x2="12.418cm" svg:y2="14cm" draw:start-shape="id1" draw:start-glue-point="9" draw:end-shape="id4" draw:end-glue-point="4" svg:d="m11844 11729 574 2271">
          <text:p/>
        </draw:connector>
        <draw:custom-shape draw:style-name="gr2" draw:text-style-name="P1" xml:id="id10" draw:id="id10" draw:layer="layout" svg:width="2.435cm" svg:height="2.435cm" svg:x="12.7cm" svg:y="2.6cm">
          <text:p text:style-name="P1"><text:span text:style-name="T1">|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435cm" svg:height="2.435cm" svg:x="15.8cm" svg:y="5.383cm">
          <text:p text:style-name="P1"><text:span text:style-name="T1">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435cm" svg:height="2.435cm" svg:x="14.13cm" svg:y="8.55cm">
          <text:p text:style-name="P1"><text:span text:style-name="T1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348cm" svg:y1="8.55cm" svg:x2="16.156cm" svg:y2="7.462cm" draw:start-shape="id5" draw:start-glue-point="4" draw:end-shape="id6" draw:end-glue-point="7" svg:d="m15348 8550 808-1088">
          <text:p/>
        </draw:connector>
        <draw:custom-shape draw:style-name="gr2" draw:text-style-name="P1" xml:id="id8" draw:id="id8" draw:layer="layout" svg:width="2.5cm" svg:height="2.485cm" svg:x="17.3cm" svg:y="8.4cm">
          <text:p text:style-name="P1"><text:span text:style-name="T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435cm" svg:height="2.435cm" svg:x="12.765cm" svg:y="11.265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3.983cm" svg:y1="11.265cm" svg:x2="14.486cm" svg:y2="10.629cm" draw:start-shape="id7" draw:start-glue-point="4" draw:end-shape="id5" draw:end-glue-point="7" svg:d="m13983 11265 503-636">
          <text:p/>
        </draw:connector>
        <draw:connector draw:style-name="gr5" draw:text-style-name="P1" draw:layer="layout" draw:type="line" svg:x1="17.879cm" svg:y1="7.462cm" svg:x2="18.55cm" svg:y2="8.4cm" draw:start-shape="id6" draw:start-glue-point="9" draw:end-shape="id8" draw:end-glue-point="4" svg:d="m17879 7462 671 938">
          <text:p/>
        </draw:connector>
        <draw:connector draw:style-name="gr5" draw:text-style-name="P1" draw:layer="layout" draw:type="line" svg:x1="7.918cm" svg:y1="9.65cm" svg:x2="8.556cm" svg:y2="8.562cm" draw:start-shape="id9" draw:start-glue-point="4" draw:end-shape="id2" draw:end-glue-point="7" svg:d="m7918 9650 638-1088">
          <text:p/>
        </draw:connector>
        <draw:connector draw:style-name="gr5" draw:text-style-name="P1" draw:layer="layout" draw:type="line" svg:x1="9.418cm" svg:y1="6.483cm" svg:x2="13.056cm" svg:y2="4.679cm" draw:start-shape="id2" draw:start-glue-point="4" draw:end-shape="id10" draw:end-glue-point="7" svg:d="m9418 6483 3638-1804">
          <text:p/>
        </draw:connector>
        <draw:connector draw:style-name="gr5" draw:text-style-name="P1" draw:layer="layout" draw:type="line" svg:x1="14.779cm" svg:y1="4.679cm" svg:x2="17.018cm" svg:y2="5.383cm" draw:start-shape="id10" draw:start-glue-point="9" draw:end-shape="id6" draw:end-glue-point="4" svg:d="m14779 4679 2239 7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2-05-31T21:06:02</meta:creation-date>
    <dc:date>2012-06-01T01:57:04</dc:date>
    <dc:creator>Lucas </dc:creator>
    <meta:editing-duration>PT1H19M14S</meta:editing-duration>
    <meta:editing-cycles>10</meta:editing-cycles>
    <meta:generator>LibreOffice/3.5$Linux_x86 LibreOffice_project/350m1$Build-2</meta:generator>
    <meta:document-statistic meta:object-count="28"/>
  </office:meta>
</office:document-meta>
</file>